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öffentlichung von</text:p>
      <text:p text:style-name="P3">jidgen 1.0.0</text:p>
      <text:p text:style-name="P1"/>
      <text:p text:style-name="P2">Der ID Generator des Regionalen Rechenzentrums Erlangen (RRZE) ist erwachsen geworden. Die aktuelle Version 1.0.0 von jidgen wartet mit einigen neuen Funktionen auf und behebt auch einige alte Probleme. Zudem ist ein Demo-Applet auf der jidgen Projektseite verfügbar, dass es ermöglicht jidgens umfangreiches Template System live und ohne lokale Installation zu testen.</text:p>
      <text:p text:style-name="P2"/>
      <text:p text:style-name="P2">Zu den wesentlichen Neuerungen seid der letzten Version 0.8.0 gehören vor allem, die Implementierung des JDBC Filters und die Möglichkeit gleiche Filter mehrmals mit verschiedenen Konfigurationen zu nutzen.</text:p>
      <text:p text:style-name="P2">Der JDBC Filter ermöglicht es die IDs gegen generische Datenbanken zu testen. Besonders praktisch ist dabei, dass die erforderlichen JDBC Treiber dynamisch zur Laufzeit geladen werden und jede Filterkonfiguration in einer eigenen JAVA Properties Datei erfolgen kann.</text:p>
      <text:p text:style-name="P2"/>
      <text:p text:style-name="P2">Als besonderes Gimmick kann jidgens Template system nun mittels JAVA Applet auch live im Browser getestet werden. Interessierte Besucher der jidgen Projektseite können so schnell und einfach ein Gefühl für das umfangreiche Templatesystem erla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lorian Löffler</meta:initial-creator>
    <meta:creation-date>2009-09-10T10:34:48</meta:creation-date>
    <meta:generator>OpenOffice.org/3.0$Linux OpenOffice.org_project/300m9$Build-9358</meta:generator>
    <dc:date>2009-09-11T01:23:26</dc:date>
    <dc:creator>Florian Löffler</dc:creator>
    <meta:editing-duration>PT14H16M31S</meta:editing-duration>
    <meta:editing-cycles>20</meta:editing-cycles>
    <meta:document-statistic meta:table-count="0" meta:image-count="0" meta:object-count="0" meta:page-count="1" meta:paragraph-count="6" meta:word-count="155" meta:character-count="1120"/>
    <meta:user-defined meta:name="Info 1"/>
    <meta:user-defined meta:name="Info 2"/>
    <meta:user-defined meta:name="Info 3"/>
    <meta:user-defined meta:name="Info 4"/>
  </office:meta>
</office:document-meta>
</file>